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5" style:family="table-cell" style:parent-style-name="Default" style:data-style-name="N0">
      <style:table-cell-properties style:vertical-align="top" fo:wrap-option="wrap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3.518958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uleset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1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5">
            <text:p>Hexad</text:p>
          </table:table-cell>
          <table:table-cell office:value-type="string" table:style-name="ce5">
            <text:p>Difficulty</text:p>
          </table:table-cell>
          <table:table-cell office:value-type="string" table:style-name="ce6">
            <text:p>Userskill</text:p>
            <draw:custom-shape svg:x="0in" svg:y="0in" svg:width="20.29514in" svg:height="12.05556in" draw:z-index="1" draw:id="id0" draw:layer="Invisible" draw:style-name="a2" draw:name="Rectangle 7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Otherskill</text:p>
          </table:table-cell>
          <table:table-cell office:value-type="string" table:style-name="ce6">
            <text:p>Ownteam opentasks</text:p>
          </table:table-cell>
          <table:table-cell office:value-type="string" table:style-name="ce6">
            <text:p>Ownteam task age</text:p>
          </table:table-cell>
          <table:table-cell office:value-type="string" table:style-name="ce6">
            <text:p>Otherteam opentasks</text:p>
          </table:table-cell>
          <table:table-cell office:value-type="string" table:style-name="ce6">
            <text:p>Otherteam task age</text:p>
          </table:table-cell>
          <table:table-cell office:value-type="string" table:style-name="ce6">
            <text:p>Otherinchat</text:p>
          </table:table-cell>
          <table:table-cell office:value-type="string" table:style-name="ce6">
            <text:p>Chatactivity</text:p>
          </table:table-cell>
          <table:table-cell office:value-type="string" table:style-name="ce6">
            <text:p>Ownteamactivity</text:p>
          </table:table-cell>
          <table:table-cell office:value-type="string" table:style-name="ce6">
            <text:p>Otherteamactivity</text:p>
          </table:table-cell>
          <table:table-cell office:value-type="string" table:style-name="ce6">
            <text:p>Questionsinchat</text:p>
          </table:table-cell>
          <table:table-cell office:value-type="string" table:style-name="ce6">
            <text:p>Pointdifference</text:p>
          </table:table-cell>
          <table:table-cell office:value-type="string" table:style-name="ce6">
            <text:p>Ownpoints</text:p>
          </table:table-cell>
          <table:table-cell office:value-type="string" table:style-name="ce6">
            <text:p>Otherteampoints</text:p>
          </table:table-cell>
          <table:table-cell office:value-type="string" table:style-name="ce6">
            <text:p>Hashelped</text:p>
          </table:table-cell>
          <table:table-cell office:value-type="string" table:style-name="ce7">
            <text:p>Challenge_class</text:p>
          </table:table-cell>
          <table:table-cell table:number-columns-repeated="16366" table:style-name="ce7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2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2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High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2">
            <text:p>High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2">
            <text:p>Low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2">
            <text:p>Low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Low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2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3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float" office:value="6" table:style-name="ce1">
            <text:p>6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Medium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float" office:value="8" table:style-name="ce1">
            <text:p>8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High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High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11" table:style-name="ce1">
            <text:p>11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13" table:style-name="ce1"/>
          <table:table-cell office:value-type="float" office:value="12" table:style-name="ce1">
            <text:p>12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float" office:value="13" table:style-name="ce1">
            <text:p>13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float" office:value="14" table:style-name="ce1">
            <text:p>14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low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low</text:p>
          </table:table-cell>
          <table:table-cell table:number-columns-repeated="10" table:style-name="ce1"/>
          <table:table-cell office:value-type="float" office:value="15" table:style-name="ce1">
            <text:p>15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float" office:value="16" table:style-name="ce1">
            <text:p>16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float" office:value="17" table:style-name="ce1">
            <text:p>1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float" office:value="18" table:style-name="ce1">
            <text:p>18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3" table:style-name="ce1"/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float" office:value="19" table:style-name="ce1">
            <text:p>1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Low</text:p>
          </table:table-cell>
          <table:table-cell table:number-columns-repeated="3" table:style-name="ce1"/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float" office:value="19" table:style-name="ce1">
            <text:p>1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3" table:style-name="ce1"/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float" office:value="19" table:style-name="ce1">
            <text:p>1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float" office:value="21" table:style-name="ce1">
            <text:p>21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3">
            <text:p>Medium</text:p>
          </table:table-cell>
          <table:table-cell table:number-columns-repeated="15" table:style-name="ce1"/>
          <table:table-cell office:value-type="float" office:value="22" table:style-name="ce1">
            <text:p>22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23" table:style-name="ce1">
            <text:p>2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24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24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24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float" office:value="24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1" table:style-name="ce1"/>
          <table:table-cell office:value-type="string" table:style-name="ce1">
            <text:p>low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table:number-columns-repeated="9" table:style-name="ce1"/>
          <table:table-cell office:value-type="float" office:value="26" table:style-name="ce1">
            <text:p>26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float" office:value="27" table:style-name="ce1">
            <text:p>27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float" office:value="27" table:style-name="ce1">
            <text:p>27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float" office:value="27" table:style-name="ce1">
            <text:p>27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float" office:value="27" table:style-name="ce1">
            <text:p>2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float" office:value="28" table:style-name="ce1">
            <text:p>28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float" office:value="29" table:style-name="ce1">
            <text:p>29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float" office:value="30" table:style-name="ce1">
            <text:p>3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float" office:value="30" table:style-name="ce1">
            <text:p>3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float" office:value="30" table:style-name="ce1">
            <text:p>3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float" office:value="31" table:style-name="ce1">
            <text:p>31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float" office:value="32" table:style-name="ce1">
            <text:p>32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number-columns-repeated="12" table:style-name="ce1"/>
          <table:table-cell office:value-type="float" office:value="33" table:style-name="ce1">
            <text:p>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Medium</text:p>
          </table:table-cell>
          <table:table-cell table:number-columns-repeated="15" table:style-name="ce1"/>
          <table:table-cell office:value-type="float" office:value="34" table:style-name="ce1">
            <text:p>34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high</text:p>
          </table:table-cell>
          <table:table-cell table:number-columns-repeated="6" table:style-name="ce1"/>
          <table:table-cell office:value-type="float" office:value="35" table:style-name="ce1">
            <text:p>35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high</text:p>
          </table:table-cell>
          <table:table-cell table:number-columns-repeated="6" table:style-name="ce1"/>
          <table:table-cell office:value-type="float" office:value="35" table:style-name="ce1">
            <text:p>35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3" table:style-name="ce1"/>
          <table:table-cell office:value-type="string" table:style-name="ce1">
            <text:p>low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6" table:style-name="ce1">
            <text:p>36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High</text:p>
          </table:table-cell>
          <table:table-cell table:number-columns-repeated="13" table:style-name="ce1"/>
          <table:table-cell office:value-type="string" table:style-name="ce1">
            <text:p>low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6" table:style-name="ce1">
            <text:p>36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High</text:p>
          </table:table-cell>
          <table:table-cell table:number-columns-repeated="13" table:style-name="ce1"/>
          <table:table-cell office:value-type="string" table:style-name="ce1">
            <text:p>low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36" table:style-name="ce1">
            <text:p>36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float" office:value="37" table:style-name="ce1">
            <text:p>37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Medium</text:p>
          </table:table-cell>
          <table:table-cell table:number-columns-repeated="3" table:style-name="ce1"/>
          <table:table-cell office:value-type="string" table:style-name="ce1">
            <text:p>low</text:p>
          </table:table-cell>
          <table:table-cell table:number-columns-repeated="11" table:style-name="ce1"/>
          <table:table-cell office:value-type="float" office:value="40" table:style-name="ce1">
            <text:p>4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3" table:style-name="ce1"/>
          <table:table-cell office:value-type="string" table:style-name="ce1">
            <text:p>low</text:p>
          </table:table-cell>
          <table:table-cell table:number-columns-repeated="11" table:style-name="ce1"/>
          <table:table-cell office:value-type="float" office:value="40" table:style-name="ce1">
            <text:p>4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41" table:style-name="ce1">
            <text:p>41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float" office:value="42" table:style-name="ce1">
            <text:p>42</text:p>
          </table:table-cell>
          <table:table-cell table:number-columns-repeated="16366"/>
        </table:table-row>
        <table:table-row table:number-rows-repeated="1048506" table:style-name="ro2">
          <table:table-cell table:number-columns-repeated="16384"/>
        </table:table-row>
      </table:table>
      <table:database-ranges>
        <table:database-range table:target-range-address="Ruleset.A2:Ruleset.X7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Followed_32_Hyperlink" style:display-name="Followed Hyperlink" style:family="table-cell" style:data-style-name="N0">
      <style:text-properties fo:color="#954F72" style:text-underline-style="solid" style:text-underline-type="single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2</meta:generator>
    <dc:creator>X</dc:creator>
    <meta:creation-date>2017-05-11T20:49:08Z</meta:creation-date>
    <dc:date>2017-05-11T20:49:10Z</dc:date>
  </office:meta>
</office:document-meta>
</file>